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cb66" officeooo:paragraph-rsid="0001cb66"/>
    </style:style>
    <style:style style:name="P2" style:family="paragraph" style:parent-style-name="Standard" style:list-style-name="L1">
      <style:text-properties officeooo:paragraph-rsid="0001cb66"/>
    </style:style>
    <style:style style:name="P3" style:family="paragraph" style:parent-style-name="Standard" style:list-style-name="L1">
      <style:text-properties officeooo:rsid="0001cb66" officeooo:paragraph-rsid="0001cb66"/>
    </style:style>
    <style:style style:name="P4" style:family="paragraph" style:parent-style-name="Standard" style:list-style-name="L2">
      <style:text-properties fo:font-weight="normal" officeooo:rsid="0002b20a" officeooo:paragraph-rsid="0002b20a" style:font-weight-asian="normal" style:font-weight-complex="normal"/>
    </style:style>
    <style:style style:name="P5" style:family="paragraph" style:parent-style-name="Standard" style:list-style-name="L2">
      <style:text-properties fo:font-weight="normal" officeooo:rsid="0003a776" officeooo:paragraph-rsid="0003a776" style:font-weight-asian="normal" style:font-weight-complex="normal"/>
    </style:style>
    <style:style style:name="P6" style:family="paragraph" style:parent-style-name="Standard" style:list-style-name="L3">
      <style:text-properties officeooo:rsid="0005c5c8" officeooo:paragraph-rsid="0005c5c8"/>
    </style:style>
    <style:style style:name="P7" style:family="paragraph" style:parent-style-name="Standard" style:list-style-name="L5">
      <style:text-properties officeooo:rsid="00084fd8" officeooo:paragraph-rsid="00084fd8"/>
    </style:style>
    <style:style style:name="P8" style:family="paragraph" style:parent-style-name="Standard" style:list-style-name="L5">
      <style:text-properties officeooo:rsid="00088bfa" officeooo:paragraph-rsid="00088bfa"/>
    </style:style>
    <style:style style:name="P9" style:family="paragraph" style:parent-style-name="Standard" style:list-style-name="L6">
      <style:text-properties officeooo:rsid="0009b390" officeooo:paragraph-rsid="0009b390"/>
    </style:style>
    <style:style style:name="P10" style:family="paragraph" style:parent-style-name="Standard">
      <style:text-properties fo:font-weight="bold" officeooo:rsid="0001cb66" officeooo:paragraph-rsid="0001cb66" style:font-weight-asian="bold" style:font-weight-complex="bold"/>
    </style:style>
    <style:style style:name="P11" style:family="paragraph" style:parent-style-name="Standard">
      <style:text-properties fo:font-weight="bold" officeooo:rsid="0002b20a" officeooo:paragraph-rsid="0002b20a" style:font-weight-asian="bold" style:font-weight-complex="bold"/>
    </style:style>
    <style:style style:name="P12" style:family="paragraph" style:parent-style-name="Standard">
      <style:text-properties fo:font-weight="bold" officeooo:rsid="0005c5c8" officeooo:paragraph-rsid="0005c5c8" style:font-weight-asian="bold" style:font-weight-complex="bold"/>
    </style:style>
    <style:style style:name="P13" style:family="paragraph" style:parent-style-name="Standard">
      <style:text-properties fo:font-weight="bold" officeooo:rsid="0006756b" officeooo:paragraph-rsid="0006756b" style:font-weight-asian="bold" style:font-weight-complex="bold"/>
    </style:style>
    <style:style style:name="P14" style:family="paragraph" style:parent-style-name="Standard">
      <style:text-properties fo:font-weight="bold" officeooo:rsid="0009b390" officeooo:paragraph-rsid="0009b390" style:font-weight-asian="bold" style:font-weight-complex="bold"/>
    </style:style>
    <style:style style:name="P15" style:family="paragraph" style:parent-style-name="Standard">
      <style:text-properties fo:font-weight="bold" officeooo:rsid="0009e1ab" officeooo:paragraph-rsid="0009e1ab" style:font-weight-asian="bold" style:font-weight-complex="bold"/>
    </style:style>
    <style:style style:name="P16" style:family="paragraph" style:parent-style-name="Standard">
      <style:paragraph-properties fo:text-align="center" style:justify-single-word="false"/>
      <style:text-properties fo:font-weight="bold" officeooo:rsid="0009e1ab" officeooo:paragraph-rsid="0009e1ab" style:font-weight-asian="bold" style:font-weight-complex="bold"/>
    </style:style>
    <style:style style:name="T1" style:family="text">
      <style:text-properties officeooo:rsid="0001cb66"/>
    </style:style>
    <style:style style:name="T2" style:family="text">
      <style:text-properties fo:font-weight="bold" style:font-weight-asian="bold" style:font-weight-complex="bold"/>
    </style:style>
    <style:style style:name="T3" style:family="text">
      <style:text-properties fo:font-weight="bold" officeooo:rsid="0001cb66" style:font-weight-asian="bold" style:font-weight-complex="bold"/>
    </style:style>
    <style:style style:name="T4" style:family="text">
      <style:text-properties fo:font-weight="bold" officeooo:rsid="0002b20a" style:font-weight-asian="bold" style:font-weight-complex="bold"/>
    </style:style>
    <style:style style:name="T5" style:family="text">
      <style:text-properties fo:font-weight="bold" officeooo:rsid="0009e1ab"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2b20a" style:font-weight-asian="normal" style:font-weight-complex="normal"/>
    </style:style>
    <style:style style:name="T8" style:family="text">
      <style:text-properties officeooo:rsid="00088bfa"/>
    </style:style>
    <style:style style:name="T9" style:family="text">
      <style:text-properties officeooo:rsid="0009e1a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Kabogo Duncan Mutiithi</text:p>
      <text:p text:style-name="P16">EIT,2017</text:p>
      <text:p text:style-name="P16">Kesaghani.</text:p>
      <text:p text:style-name="P16"/>
      <text:p text:style-name="P15"/>
      <text:p text:style-name="P10">What similarities do you see in the stories?</text:p>
      <text:p text:style-name="P1"/>
      <text:list xml:id="list4909887810791634467" text:style-name="L1">
        <text:list-item>
          <text:p text:style-name="P2"><text:span text:style-name="T1">First and foremost,there is an aspect of </text:span><text:span text:style-name="T3">humble beginnings </text:span><text:span text:style-name="T1">in the different stories. In Supernan and Me,the writer says they were poor by most standards. Maya Angelou was part of the black community which was marginalized a lot. Sanders had to drop out of school to work and take care of his younger siblings</text:span></text:p>
        </text:list-item>
        <text:list-item>
          <text:p text:style-name="P3">All stories describe their characters as having a <text:span text:style-name="T2">deep passion for </text:span><text:span text:style-name="T5">something. In</text:span><text:span text:style-name="T6"> ,Superman and me,he loved to read a lot. Colonel loved cooking. Maya Angelou was a passionate Negro who loved school</text:span></text:p>
        </text:list-item>
        <text:list-item>
          <text:p text:style-name="P3"><text:span text:style-name="T6">Finally all the stories </text:span><text:span text:style-name="T7">have an a</text:span><text:span text:style-name="T4">spect of success</text:span><text:span text:style-name="T7"> at the very end</text:span></text:p>
        </text:list-item>
      </text:list>
      <text:p text:style-name="P11">What obstacles did each person face and how did they overcome it?</text:p>
      <text:list xml:id="list864213585721106806" text:style-name="L2">
        <text:list-item>
          <text:p text:style-name="P4">Sherman Alexie faced the obstacle of generally accepted notion that Indian children were expected to be stupid and the society accepted failures. Sherman refused to conform to the standards of society. He read more and more. He <text:s/>refused to fail.</text:p>
        </text:list-item>
        <text:list-item>
          <text:p text:style-name="P5">Sanders came from a dysfunctional family and very troubled background. He worked hard until he had his own successful restaurant. Sanders also sold his restaurant at a loss after he was bypassed. Instead of sitting back and giving up,he thought and found another way to make his restaurant and cooking passion a successful</text:p>
        </text:list-item>
        <text:list-item>
          <text:p text:style-name="P5">Maya Angelou was in a less privileged school than the central school for the whites. He read hard to become a graduate</text:p>
        </text:list-item>
      </text:list>
      <text:p text:style-name="P12"><text:span text:style-name="T9">W</text:span>hat 3 factors do you think contributed to their success</text:p>
      <text:list xml:id="list7726810235030522883" text:style-name="L3">
        <text:list-item>
          <text:p text:style-name="P6">They were passionate in what they were successful <text:span text:style-name="T9">in. Sanders</text:span> loved cooking,Sherman loved reading books and Maya Angelou was passionate about her race</text:p>
        </text:list-item>
        <text:list-item>
          <text:p text:style-name="P6">They refused to conform to societal standards</text:p>
        </text:list-item>
        <text:list-item>
          <text:p text:style-name="P6">The troubles and humble backgrounds motivated them to want to achieve a better life than that they were born into.</text:p>
        </text:list-item>
      </text:list>
      <text:p text:style-name="P13">What Role did communication play in their journey</text:p>
      <text:list xml:id="list2824756263978150988" text:style-name="L5">
        <text:list-item>
          <text:p text:style-name="P7">Communication is what helped Sanders to seal deals with other restaurant to serve their chicken as Kentucky fried chicken</text:p>
        </text:list-item>
        <text:list-item>
          <text:p text:style-name="P7">Maya Angelou <text:span text:style-name="T8">was a writer and her ability to “recapture the texture of the way of life” made her an exceptional writer</text:span></text:p>
        </text:list-item>
        <text:list-item>
          <text:p text:style-name="P8">Sherman read very many books throughout his life. All the books he read meant that many writers communicated to him through the books. Lessons he got from this books served to be his success points</text:p>
        </text:list-item>
      </text:list>
      <text:p text:style-name="P14">What is your path and what three lessons have you learned that can be applied to your entrepreneurial journey?</text:p>
      <text:list xml:id="list4663443290031720303" text:style-name="L6">
        <text:list-item>
          <text:p text:style-name="P9">Diligence:It is quite evident that in all the stories there is a degree of extra work beyond the normal. To be exceptional,you have to put in the extra work which is what distinguishes us from the others</text:p>
        </text:list-item>
        <text:list-item>
          <text:p text:style-name="P9">Always be different .I have noted from the three stories that all the characters were different from “the expected”.Applying this in my entrepreneurship journey I believe will help me be competitive in business</text:p>
        </text:list-item>
        <text:list-item>
          <text:p text:style-name="P9">Finally,I have learned that consistency will always bear fruits. In all the stories,success did not come in a day.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05:40:27.855628147</meta:creation-date>
    <meta:editing-duration>PT23M19S</meta:editing-duration>
    <meta:editing-cycles>7</meta:editing-cycles>
    <meta:generator>LibreOffice/5.1.2.2$Linux_X86_64 LibreOffice_project/10m0$Build-2</meta:generator>
    <dc:date>2016-08-25T06:14:00.977916643</dc:date>
    <meta:document-statistic meta:table-count="0" meta:image-count="0" meta:object-count="0" meta:page-count="1" meta:paragraph-count="23" meta:word-count="507" meta:character-count="2907" meta:non-whitespace-character-count="2436"/>
  </office:meta>
</office:document-meta>
</file>